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.getServiceUni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Compon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getEndpoints(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ServiceUnits( ServiceAssembly assemb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ServiceAssembl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SharedLibrar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getServiceAssembl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ServiceUnits(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ServiceUni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getCompon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.getEndpoint( ObjectName objec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Registry( RegistryMBean mbean , ProxyManager prox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getSharedLibra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End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getComponent( SharedLibrary libr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